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FTT1200" svg:font-family="SFTT1200" style:font-family-generic="system"/>
    <style:font-face style:name="SFRM1200" svg:font-family="SFRM1200" style:font-family-generic="system"/>
    <style:font-face style:name="Arial Unicode MS" svg:font-family="Arial Unicode MS" style:font-family-generic="roman"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Standard" style:family="paragraph">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P4" style:parent-style-name="Standard" style:family="paragraph">
      <style:text-properties fo:font-weight="bold" style:font-weight-asian="bold" style:font-weight-complex="bold" fo:font-size="12pt" style:font-size-asian="12pt" style:font-size-complex="12pt"/>
    </style:style>
    <style:style style:name="P5" style:parent-style-name="Standard" style:family="paragraph">
      <style:text-properties fo:font-size="12pt" style:font-size-asian="12pt" style:font-size-complex="12pt"/>
    </style:style>
    <style:style style:name="T6" style:parent-style-name="Absatz-Standardschriftart" style:family="text">
      <style:text-properties fo:font-weight="bold" style:font-weight-asian="bold" style:font-weight-complex="bold" fo:font-size="12pt" style:font-size-asian="12pt" style:font-size-complex="12pt"/>
    </style:style>
    <style:style style:name="T7" style:parent-style-name="Absatz-Standardschriftart" style:family="text">
      <style:text-properties style:font-name="SFTT1200" style:font-name-complex="SFTT1200" fo:font-weight="bold" style:font-weight-asian="bold" style:font-weight-complex="bold" fo:font-size="12pt" style:font-size-asian="12pt" style:font-size-complex="12pt"/>
    </style:style>
    <style:style style:name="T8" style:parent-style-name="Absatz-Standardschriftart" style:family="text">
      <style:text-properties fo:font-weight="bold" style:font-weight-asian="bold" style:font-weight-complex="bold" fo:font-size="12pt" style:font-size-asian="12pt" style:font-size-complex="12pt"/>
    </style:style>
    <style:style style:name="P9" style:parent-style-name="Standard" style:family="paragraph">
      <style:text-properties fo:font-size="12pt" style:font-size-asian="12pt" style:font-size-complex="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weight="bold" style:font-weight-asian="bold" style:font-weight-complex="bold" fo:font-size="12pt" style:font-size-asian="12pt" style:font-size-complex="12pt"/>
    </style:style>
    <style:style style:name="P12" style:parent-style-name="Standard" style:family="paragraph">
      <style:paragraph-properties fo:margin-left="1.4722in" fo:text-indent="-1.4722in">
        <style:tab-stops/>
      </style:paragraph-properties>
      <style:text-properties fo:font-size="12pt" style:font-size-asian="12pt" style:font-size-complex="12pt"/>
    </style:style>
    <style:style style:name="P13" style:parent-style-name="Standard" style:family="paragraph">
      <style:paragraph-properties fo:margin-left="1.4722in" fo:text-indent="-1.4722in">
        <style:tab-stops/>
      </style:paragraph-properties>
      <style:text-properties fo:font-size="12pt" style:font-size-asian="12pt" style:font-size-complex="12pt"/>
    </style:style>
    <style:style style:name="P14" style:parent-style-name="Standard" style:family="paragraph">
      <style:paragraph-properties fo:margin-left="1.4722in" fo:text-indent="-1.4722in">
        <style:tab-stops/>
      </style:paragraph-properties>
      <style:text-properties fo:font-size="12pt" style:font-size-asian="12pt" style:font-size-complex="12pt"/>
    </style:style>
    <style:style style:name="P15" style:parent-style-name="Standard" style:family="paragraph">
      <style:text-properties fo:font-weight="bold" style:font-weight-asian="bold" style:font-weight-complex="bold" fo:font-size="12pt" style:font-size-asian="12pt" style:font-size-complex="12pt"/>
    </style:style>
    <style:style style:name="P16" style:parent-style-name="Standard" style:family="paragraph">
      <style:text-properties fo:font-weight="bold" style:font-weight-asian="bold" style:font-weight-complex="bold" fo:font-size="12pt" style:font-size-asian="12pt" style:font-size-complex="12pt"/>
    </style:style>
    <style:style style:name="T17" style:parent-style-name="Absatz-Standardschriftart" style:family="text">
      <style:text-properties fo:font-size="12pt" style:font-size-asian="12pt" style:font-size-complex="12pt"/>
    </style:style>
    <style:style style:name="T18" style:parent-style-name="Absatz-Standardschriftart" style:family="text">
      <style:text-properties style:font-name="Wingdings" style:font-name-asian="Wingdings" style:font-name-complex="Wingdings"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style:font-name="Wingdings" style:font-name-asian="Wingdings" style:font-name-complex="Wingding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style:font-name="Wingdings" style:font-name-asian="Wingdings" style:font-name-complex="Wingdings" fo:font-size="12pt" style:font-size-asian="12pt" style:font-size-complex="12pt"/>
    </style:style>
    <style:style style:name="T24" style:parent-style-name="Absatz-Standardschriftart" style:family="text">
      <style:text-properties fo:font-size="12pt" style:font-size-asian="12pt" style:font-size-complex="12pt"/>
    </style:style>
    <style:style style:name="P25" style:parent-style-name="Standard" style:family="paragraph">
      <style:paragraph-properties style:text-autospace="none" fo:margin-bottom="0in" fo:line-height="100%"/>
      <style:text-properties style:font-name="SFRM1200" style:font-name-complex="SFRM1200" fo:color="#000000" fo:font-size="12pt" style:font-size-asian="12pt" style:font-size-complex="12pt"/>
    </style:style>
    <style:style style:name="P26" style:parent-style-name="Standard" style:family="paragraph">
      <style:text-properties fo:font-weight="bold" style:font-weight-asian="bold" style:font-weight-complex="bold" fo:font-size="12pt" style:font-size-asian="12pt" style:font-size-complex="12pt"/>
    </style:style>
    <style:style style:name="T27" style:parent-style-name="Absatz-Standardschriftart" style:family="text">
      <style:text-properties fo:font-size="12pt" style:font-size-asian="12pt" style:font-size-complex="12pt"/>
    </style:style>
    <style:style style:name="T28" style:parent-style-name="Absatz-Standardschriftart" style:family="text">
      <style:text-properties style:font-name="Wingdings" style:font-name-asian="Wingdings" style:font-name-complex="Wingdings" fo:font-size="12pt" style:font-size-asian="12pt" style:font-size-complex="12pt"/>
    </style:style>
    <style:style style:name="T29" style:parent-style-name="Absatz-Standardschriftart" style:family="text">
      <style:text-properties fo:font-size="12pt" style:font-size-asian="12pt" style:font-size-complex="12pt"/>
    </style:style>
    <style:style style:name="T30" style:parent-style-name="Absatz-Standardschriftart" style:family="text">
      <style:text-properties style:font-name="Wingdings" style:font-name-asian="Wingdings" style:font-name-complex="Wingdings" fo:font-size="12pt" style:font-size-asian="12pt" style:font-size-complex="12pt"/>
    </style:style>
    <style:style style:name="T31" style:parent-style-name="Absatz-Standardschriftart" style:family="text">
      <style:text-properties fo:font-size="12pt" style:font-size-asian="12pt" style:font-size-complex="12pt"/>
    </style:style>
    <style:style style:name="T32" style:parent-style-name="Absatz-Standardschriftart" style:family="text">
      <style:text-properties style:font-name="Wingdings" style:font-name-asian="Wingdings" style:font-name-complex="Wingdings" fo:font-size="12pt" style:font-size-asian="12pt" style:font-size-complex="12pt"/>
    </style:style>
    <style:style style:name="T33" style:parent-style-name="Absatz-Standardschriftart" style:family="text">
      <style:text-properties fo:font-size="12pt" style:font-size-asian="12pt" style:font-size-complex="12pt"/>
    </style:style>
    <style:style style:name="T34" style:parent-style-name="Absatz-Standardschriftart" style:family="text">
      <style:text-properties style:font-name="Wingdings" style:font-name-asian="Wingdings" style:font-name-complex="Wingdings" fo:font-size="12pt" style:font-size-asian="12pt" style:font-size-complex="12pt"/>
    </style:style>
    <style:style style:name="T35" style:parent-style-name="Absatz-Standardschriftart" style:family="text">
      <style:text-properties fo:font-size="12pt" style:font-size-asian="12pt" style:font-size-complex="12pt"/>
    </style:style>
    <style:style style:name="T36" style:parent-style-name="Absatz-Standardschriftart" style:family="text">
      <style:text-properties fo:font-size="12pt" style:font-size-asian="12pt" style:font-size-complex="12pt"/>
    </style:style>
    <style:style style:name="T37" style:parent-style-name="Absatz-Standardschriftart" style:family="text">
      <style:text-properties style:font-name="Wingdings" style:font-name-asian="Wingdings" style:font-name-complex="Wingdings" fo:font-size="12pt" style:font-size-asian="12pt" style:font-size-complex="12pt"/>
    </style:style>
    <style:style style:name="T38" style:parent-style-name="Absatz-Standardschriftart" style:family="text">
      <style:text-properties fo:font-size="12pt" style:font-size-asian="12pt" style:font-size-complex="12pt"/>
    </style:style>
    <style:style style:name="T39" style:parent-style-name="Absatz-Standardschriftart" style:family="text">
      <style:text-properties fo:font-size="12pt" style:font-size-asian="12pt" style:font-size-complex="12pt"/>
    </style:style>
    <style:style style:name="T40" style:parent-style-name="Absatz-Standardschriftart" style:family="text">
      <style:text-properties style:font-name="Wingdings" style:font-name-asian="Wingdings" style:font-name-complex="Wingdings" fo:font-size="12pt" style:font-size-asian="12pt" style:font-size-complex="12pt"/>
    </style:style>
    <style:style style:name="T41" style:parent-style-name="Absatz-Standardschriftart" style:family="text">
      <style:text-properties fo:font-size="12pt" style:font-size-asian="12pt" style:font-size-complex="12pt"/>
    </style:style>
    <style:style style:name="T42" style:parent-style-name="Absatz-Standardschriftart" style:family="text">
      <style:text-properties style:font-name="Wingdings" style:font-name-asian="Wingdings" style:font-name-complex="Wingdings" fo:font-size="12pt" style:font-size-asian="12pt" style:font-size-complex="12pt"/>
    </style:style>
    <style:style style:name="T43" style:parent-style-name="Absatz-Standardschriftart" style:family="text">
      <style:text-properties fo:font-size="12pt" style:font-size-asian="12pt" style:font-size-complex="12pt"/>
    </style:style>
    <style:style style:name="T44" style:parent-style-name="Absatz-Standardschriftart" style:family="text">
      <style:text-properties style:font-name="Wingdings" style:font-name-asian="Wingdings" style:font-name-complex="Wingdings" fo:font-size="12pt" style:font-size-asian="12pt" style:font-size-complex="12pt"/>
    </style:style>
    <style:style style:name="T45" style:parent-style-name="Absatz-Standardschriftart" style:family="text">
      <style:text-properties fo:font-size="12pt" style:font-size-asian="12pt" style:font-size-complex="12pt"/>
    </style:style>
    <style:style style:name="T46" style:parent-style-name="Absatz-Standardschriftart" style:family="text">
      <style:text-properties fo:font-size="12pt" style:font-size-asian="12pt" style:font-size-complex="12pt"/>
    </style:style>
    <style:style style:name="T47" style:parent-style-name="Absatz-Standardschriftart" style:family="text">
      <style:text-properties style:font-name="Wingdings" style:font-name-asian="Wingdings" style:font-name-complex="Wingdings" fo:font-size="12pt" style:font-size-asian="12pt" style:font-size-complex="12pt"/>
    </style:style>
    <style:style style:name="T48" style:parent-style-name="Absatz-Standardschriftart" style:family="text">
      <style:text-properties fo:font-size="12pt" style:font-size-asian="12pt" style:font-size-complex="12pt"/>
    </style:style>
    <style:style style:name="T49" style:parent-style-name="Absatz-Standardschriftart" style:family="text">
      <style:text-properties fo:font-size="12pt" style:font-size-asian="12pt" style:font-size-complex="12pt" fo:language="en" fo:country="US"/>
    </style:style>
    <style:style style:name="T50"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51" style:parent-style-name="Absatz-Standardschriftart" style:family="text">
      <style:text-properties fo:font-size="12pt" style:font-size-asian="12pt" style:font-size-complex="12pt" fo:language="en" fo:country="US"/>
    </style:style>
    <style:style style:name="P52" style:parent-style-name="Standard" style:family="paragraph">
      <style:text-properties fo:font-size="12pt" style:font-size-asian="12pt" style:font-size-complex="12pt" fo:language="en" fo:country="US"/>
    </style:style>
    <style:style style:name="P53" style:parent-style-name="Standard" style:family="paragraph">
      <style:text-properties fo:font-weight="bold" style:font-weight-asian="bold" style:font-weight-complex="bold" fo:font-size="12pt" style:font-size-asian="12pt" style:font-size-complex="12pt" fo:language="en" fo:country="US"/>
    </style:style>
    <style:style style:name="T54" style:parent-style-name="Absatz-Standardschriftart" style:family="text">
      <style:text-properties fo:font-size="12pt" style:font-size-asian="12pt" style:font-size-complex="12pt"/>
    </style:style>
    <style:style style:name="T55" style:parent-style-name="Absatz-Standardschriftart" style:family="text">
      <style:text-properties style:font-name="Wingdings" style:font-name-asian="Wingdings" style:font-name-complex="Wingdings" fo:font-size="12pt" style:font-size-asian="12pt" style:font-size-complex="12pt"/>
    </style:style>
    <style:style style:name="T56" style:parent-style-name="Absatz-Standardschriftart" style:family="text">
      <style:text-properties fo:font-size="12pt" style:font-size-asian="12pt" style:font-size-complex="12pt"/>
    </style:style>
    <style:style style:name="T57" style:parent-style-name="Absatz-Standardschriftart" style:family="text">
      <style:text-properties fo:font-size="12pt" style:font-size-asian="12pt" style:font-size-complex="12pt"/>
    </style:style>
    <style:style style:name="T58"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59" style:parent-style-name="Absatz-Standardschriftart" style:family="text">
      <style:text-properties fo:font-size="12pt" style:font-size-asian="12pt" style:font-size-complex="12pt"/>
    </style:style>
    <style:style style:name="T60" style:parent-style-name="Absatz-Standardschriftart" style:family="text">
      <style:text-properties fo:font-size="12pt" style:font-size-asian="12pt" style:font-size-complex="12pt"/>
    </style:style>
    <style:style style:name="T61" style:parent-style-name="Absatz-Standardschriftart" style:family="text">
      <style:text-properties style:font-name="Wingdings" style:font-name-asian="Wingdings" style:font-name-complex="Wingdings" fo:font-size="12pt" style:font-size-asian="12pt" style:font-size-complex="12pt"/>
    </style:style>
    <style:style style:name="T62" style:parent-style-name="Absatz-Standardschriftart" style:family="text">
      <style:text-properties fo:font-size="12pt" style:font-size-asian="12pt" style:font-size-complex="12pt"/>
    </style:style>
    <style:style style:name="T63" style:parent-style-name="Absatz-Standardschriftart" style:family="text">
      <style:text-properties fo:font-size="12pt" style:font-size-asian="12pt" style:font-size-complex="12pt"/>
    </style:style>
    <style:style style:name="T64"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65" style:parent-style-name="Absatz-Standardschriftart" style:family="text">
      <style:text-properties fo:font-size="12pt" style:font-size-asian="12pt" style:font-size-complex="12pt"/>
    </style:style>
    <style:style style:name="P66" style:parent-style-name="Standard" style:family="paragraph">
      <style:text-properties fo:font-size="12pt" style:font-size-asian="12pt" style:font-size-complex="12pt"/>
    </style:style>
    <style:style style:name="P67" style:parent-style-name="Standard" style:family="paragraph">
      <style:text-properties fo:font-weight="bold" style:font-weight-asian="bold" style:font-weight-complex="bold" fo:font-size="12pt" style:font-size-asian="12pt" style:font-size-complex="12pt"/>
    </style:style>
    <style:style style:name="T68" style:parent-style-name="Absatz-Standardschriftart" style:family="text">
      <style:text-properties fo:font-size="12pt" style:font-size-asian="12pt" style:font-size-complex="12pt" fo:language="en" fo:country="US"/>
    </style:style>
    <style:style style:name="T69" style:parent-style-name="Absatz-Standardschriftart" style:family="text">
      <style:text-properties style:font-name="Wingdings" style:font-name-asian="Wingdings" style:font-name-complex="Wingdings" fo:font-size="12pt" style:font-size-asian="12pt" style:font-size-complex="12pt"/>
    </style:style>
    <style:style style:name="T70" style:parent-style-name="Absatz-Standardschriftart" style:family="text">
      <style:text-properties fo:font-size="12pt" style:font-size-asian="12pt" style:font-size-complex="12pt" fo:language="en" fo:country="US"/>
    </style:style>
    <style:style style:name="T71" style:parent-style-name="Absatz-Standardschriftart" style:family="text">
      <style:text-properties fo:font-size="12pt" style:font-size-asian="12pt" style:font-size-complex="12pt" fo:language="en" fo:country="US"/>
    </style:style>
    <style:style style:name="T72"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73" style:parent-style-name="Absatz-Standardschriftart" style:family="text">
      <style:text-properties fo:font-size="12pt" style:font-size-asian="12pt" style:font-size-complex="12pt" fo:language="en" fo:country="US"/>
    </style:style>
    <style:style style:name="T74" style:parent-style-name="Absatz-Standardschriftart" style:family="text">
      <style:text-properties fo:font-size="12pt" style:font-size-asian="12pt" style:font-size-complex="12pt" fo:language="en" fo:country="US"/>
    </style:style>
    <style:style style:name="T75" style:parent-style-name="Absatz-Standardschriftart" style:family="text">
      <style:text-properties style:font-name="Wingdings" style:font-name-asian="Wingdings" style:font-name-complex="Wingdings" fo:font-size="12pt" style:font-size-asian="12pt" style:font-size-complex="12pt"/>
    </style:style>
    <style:style style:name="T76" style:parent-style-name="Absatz-Standardschriftart" style:family="text">
      <style:text-properties fo:font-size="12pt" style:font-size-asian="12pt" style:font-size-complex="12pt" fo:language="en" fo:country="US"/>
    </style:style>
    <style:style style:name="T77" style:parent-style-name="Absatz-Standardschriftart" style:family="text">
      <style:text-properties fo:font-size="12pt" style:font-size-asian="12pt" style:font-size-complex="12pt" fo:language="en" fo:country="US"/>
    </style:style>
    <style:style style:name="T78"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79" style:parent-style-name="Absatz-Standardschriftart" style:family="text">
      <style:text-properties fo:font-size="12pt" style:font-size-asian="12pt" style:font-size-complex="12pt" fo:language="en" fo:country="US"/>
    </style:style>
    <style:style style:name="P80" style:parent-style-name="Standard" style:family="paragraph">
      <style:text-properties fo:font-size="12pt" style:font-size-asian="12pt" style:font-size-complex="12pt" fo:language="en" fo:country="US"/>
    </style:style>
    <style:style style:name="P81" style:parent-style-name="Standard" style:family="paragraph">
      <style:text-properties fo:font-weight="bold" style:font-weight-asian="bold" style:font-weight-complex="bold"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T83" style:parent-style-name="Absatz-Standardschriftart" style:family="text">
      <style:text-properties style:font-name="Wingdings" style:font-name-asian="Wingdings" style:font-name-complex="Wingdings" fo:font-size="12pt" style:font-size-asian="12pt" style:font-size-complex="12pt"/>
    </style:style>
    <style:style style:name="T84" style:parent-style-name="Absatz-Standardschriftart" style:family="text">
      <style:text-properties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87" style:parent-style-name="Absatz-Standardschriftart" style:family="text">
      <style:text-properties fo:font-size="12pt" style:font-size-asian="12pt" style:font-size-complex="12pt" fo:language="en" fo:country="US"/>
    </style:style>
    <style:style style:name="T88" style:parent-style-name="Absatz-Standardschriftart" style:family="text">
      <style:text-properties fo:font-size="12pt" style:font-size-asian="12pt" style:font-size-complex="12pt" fo:language="en" fo:country="US"/>
    </style:style>
    <style:style style:name="T89" style:parent-style-name="Absatz-Standardschriftart" style:family="text">
      <style:text-properties fo:font-size="12pt" style:font-size-asian="12pt" style:font-size-complex="12pt" fo:language="en" fo:country="US"/>
    </style:style>
    <style:style style:name="T90" style:parent-style-name="Absatz-Standardschriftart" style:family="text">
      <style:text-properties style:font-name="Wingdings" style:font-name-asian="Wingdings" style:font-name-complex="Wingdings" fo:font-size="12pt" style:font-size-asian="12pt" style:font-size-complex="12pt"/>
    </style:style>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94" style:parent-style-name="Absatz-Standardschriftart" style:family="text">
      <style:text-properties fo:font-size="12pt" style:font-size-asian="12pt" style:font-size-complex="12pt" fo:language="en" fo:country="US"/>
    </style:style>
    <style:style style:name="P95" style:parent-style-name="Standard" style:family="paragraph">
      <style:text-properties fo:font-size="12pt" style:font-size-asian="12pt" style:font-size-complex="12pt"/>
    </style:style>
    <style:style style:name="P96" style:parent-style-name="Standard" style:family="paragraph">
      <style:text-properties fo:font-size="12pt" style:font-size-asian="12pt" style:font-size-complex="12pt"/>
    </style:style>
    <style:style style:name="P97" style:parent-style-name="Standard" style:family="paragraph">
      <style:text-properties fo:font-size="12pt" style:font-size-asian="12pt" style:font-size-complex="12pt"/>
    </style:style>
    <style:style style:name="P98" style:parent-style-name="Standard" style:family="paragraph">
      <style:text-properties fo:font-weight="bold" style:font-weight-asian="bold" style:font-weight-complex="bold" fo:font-size="12pt" style:font-size-asian="12pt" style:font-size-complex="12pt"/>
    </style:style>
    <style:style style:name="T99" style:parent-style-name="Absatz-Standardschriftart" style:family="text">
      <style:text-properties fo:font-size="12pt" style:font-size-asian="12pt" style:font-size-complex="12pt" fo:language="en" fo:country="US"/>
    </style:style>
    <style:style style:name="T100" style:parent-style-name="Absatz-Standardschriftart" style:family="text">
      <style:text-properties style:font-name="Wingdings" style:font-name-asian="Wingdings" style:font-name-complex="Wingdings" fo:font-size="12pt" style:font-size-asian="12pt" style:font-size-complex="12pt"/>
    </style:style>
    <style:style style:name="T101" style:parent-style-name="Absatz-Standardschriftart" style:family="text">
      <style:text-properties fo:font-size="12pt" style:font-size-asian="12pt" style:font-size-complex="12pt" fo:language="en" fo:country="US"/>
    </style:style>
    <style:style style:name="T102" style:parent-style-name="Absatz-Standardschriftart" style:family="text">
      <style:text-properties fo:font-size="12pt" style:font-size-asian="12pt" style:font-size-complex="12pt" fo:language="en" fo:country="US"/>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style:font-name="Wingdings" style:font-name-asian="Wingdings" style:font-name-complex="Wingdings"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style:font-name="Wingdings" style:font-name-asian="Wingdings" style:font-name-complex="Wingdings" fo:font-size="12pt" style:font-size-asian="12pt" style:font-size-complex="12pt" fo:language="en" fo:country="US"/>
    </style:style>
    <style:style style:name="T112" style:parent-style-name="Absatz-Standardschriftart" style:family="text">
      <style:text-properties style:font-name="Calibri" style:font-name-asian="Wingdings" style:font-name-complex="Calibri" fo:font-size="12pt" style:font-size-asian="12pt" style:font-size-complex="12pt" fo:language="en" fo:country="US"/>
    </style:style>
    <style:style style:name="P113" style:parent-style-name="Standard" style:family="paragraph">
      <style:text-properties fo:font-size="12pt" style:font-size-asian="12pt" style:font-size-complex="12pt"/>
    </style:style>
    <style:style style:name="P114" style:parent-style-name="Standard" style:family="paragraph">
      <style:text-properties fo:font-size="12pt" style:font-size-asian="12pt" style:font-size-complex="12pt"/>
    </style:style>
    <style:style style:name="P115" style:parent-style-name="Standard" style:family="paragraph">
      <style:text-properties fo:font-size="12pt" style:font-size-asian="12pt" style:font-size-complex="12pt"/>
    </style:style>
    <style:style style:name="P116" style:parent-style-name="Standard" style:family="paragraph">
      <style:text-properties fo:font-weight="bold" style:font-weight-asian="bold" style:font-weight-complex="bold" fo:font-size="12pt" style:font-size-asian="12pt" style:font-size-complex="12pt"/>
    </style:style>
    <style:style style:name="P117" style:parent-style-name="Standard" style:family="paragraph">
      <style:text-properties fo:font-size="12pt" style:font-size-asian="12pt" style:font-size-complex="12pt"/>
    </style:style>
    <style:style style:name="P118" style:parent-style-name="Standard" style:family="paragraph">
      <style:text-properties fo:font-weight="bold" style:font-weight-asian="bold" style:font-weight-complex="bold" fo:font-size="12pt" style:font-size-asian="12pt" style:font-size-complex="12pt"/>
    </style:style>
    <style:style style:name="TableColumn120" style:family="table-column">
      <style:table-column-properties style:column-width="1.1979in" style:use-optimal-column-width="false"/>
    </style:style>
    <style:style style:name="TableColumn121" style:family="table-column">
      <style:table-column-properties style:column-width="1.1986in" style:use-optimal-column-width="false"/>
    </style:style>
    <style:style style:name="TableColumn122" style:family="table-column">
      <style:table-column-properties style:column-width="1.1979in" style:use-optimal-column-width="false"/>
    </style:style>
    <style:style style:name="TableColumn123" style:family="table-column">
      <style:table-column-properties style:column-width="1.1986in" style:use-optimal-column-width="false"/>
    </style:style>
    <style:style style:name="TableColumn124" style:family="table-column">
      <style:table-column-properties style:column-width="1.1986in" style:use-optimal-column-width="false"/>
    </style:style>
    <style:style style:name="Table119" style:family="table">
      <style:table-properties style:width="5.9916in" fo:margin-left="0.075in" table:align="left"/>
    </style:style>
    <style:style style:name="TableRow125" style:family="table-row">
      <style:table-row-properties style:min-row-height="1.1944in" style:use-optimal-row-height="false"/>
    </style:style>
    <style:style style:name="TableCell126"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27"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28"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29"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30"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T131" style:parent-style-name="Absatz-Standardschriftart" style:family="text">
      <style:text-properties style:font-name-asian="Arial Unicode MS" style:font-name-complex="Arial Unicode MS"/>
    </style:style>
    <style:style style:name="TableCell132"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T133" style:parent-style-name="Absatz-Standardschriftart" style:family="text">
      <style:text-properties style:font-name-asian="Arial Unicode MS" style:font-name-complex="Arial Unicode MS"/>
    </style:style>
    <style:style style:name="TableCell134"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T135" style:parent-style-name="Absatz-Standardschriftart" style:family="text">
      <style:text-properties style:font-name-asian="Arial Unicode MS" style:font-name-complex="Arial Unicode MS"/>
    </style:style>
    <style:style style:name="TableRow136" style:family="table-row">
      <style:table-row-properties style:min-row-height="1.1944in" style:use-optimal-row-height="false"/>
    </style:style>
    <style:style style:name="TableCell137" style:family="table-cell">
      <style:table-cell-properties fo:border-top="0.0069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T138" style:parent-style-name="Absatz-Standardschriftart" style:family="text">
      <style:text-properties style:font-name-asian="Arial Unicode MS" style:font-name-complex="Arial Unicode MS"/>
    </style:style>
    <style:style style:name="TableCell139" style:family="table-cell">
      <style:table-cell-properties fo:border-top="0.0069in solid #000000" fo:border-left="0.0069in solid #000000" fo:border-bottom="0.0034in solid #000000" fo:border-right="0.0034in solid #000000" style:writing-mode="lr-tb" fo:padding-top="0.0555in" fo:padding-left="0.0555in" fo:padding-bottom="0.0555in" fo:padding-right="0.0555in"/>
    </style:style>
    <style:style style:name="P140"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41"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42"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43"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44"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45"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46"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Row147" style:family="table-row">
      <style:table-row-properties style:min-row-height="1.1944in" style:use-optimal-row-height="false"/>
    </style:style>
    <style:style style:name="TableCell148"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149"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50"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151" style:parent-style-name="Absatz-Standardschriftart" style:family="text">
      <style:text-properties style:font-name-asian="Arial Unicode MS" style:font-name-complex="Arial Unicode MS"/>
    </style:style>
    <style:style style:name="TableCell152" style:family="table-cell">
      <style:table-cell-properties fo:border="0.0034in solid #000000" fo:background-color="#EEEEEE" style:writing-mode="lr-tb" fo:padding-top="0.0555in" fo:padding-left="0.0555in" fo:padding-bottom="0.0555in" fo:padding-right="0.0555in"/>
    </style:style>
    <style:style style:name="T153" style:parent-style-name="Absatz-Standardschriftart" style:family="text">
      <style:text-properties style:font-name-asian="Arial Unicode MS" style:font-name-complex="Arial Unicode MS"/>
    </style:style>
    <style:style style:name="TableCell154" style:family="table-cell">
      <style:table-cell-properties fo:border="0.0034in solid #000000" fo:background-color="#EEEEEE" style:writing-mode="lr-tb" fo:padding-top="0.0555in" fo:padding-left="0.0555in" fo:padding-bottom="0.0555in" fo:padding-right="0.0555in"/>
    </style:style>
    <style:style style:name="T155" style:parent-style-name="Absatz-Standardschriftart" style:family="text">
      <style:text-properties style:font-name-asian="Arial Unicode MS" style:font-name-complex="Arial Unicode MS" fo:language="en" fo:country="US"/>
    </style:style>
    <style:style style:name="TableCell156" style:family="table-cell">
      <style:table-cell-properties fo:border="0.0034in solid #000000" fo:background-color="#EEEEEE" style:writing-mode="lr-tb" fo:padding-top="0.0555in" fo:padding-left="0.0555in" fo:padding-bottom="0.0555in" fo:padding-right="0.0555in"/>
    </style:style>
    <style:style style:name="T157" style:parent-style-name="Absatz-Standardschriftart" style:family="text">
      <style:text-properties style:font-name-asian="Arial Unicode MS" style:font-name-complex="Arial Unicode MS"/>
    </style:style>
    <style:style style:name="TableRow158" style:family="table-row">
      <style:table-row-properties style:min-row-height="1.1944in" style:use-optimal-row-height="false"/>
    </style:style>
    <style:style style:name="TableCell159"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160"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61"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T162" style:parent-style-name="Absatz-Standardschriftart" style:family="text">
      <style:text-properties style:font-name-asian="Arial Unicode MS" style:font-name-complex="Arial Unicode MS"/>
    </style:style>
    <style:style style:name="TableCell163" style:family="table-cell">
      <style:table-cell-properties fo:border="0.0034in solid #000000" style:writing-mode="lr-tb" fo:padding-top="0.0555in" fo:padding-left="0.0555in" fo:padding-bottom="0.0555in" fo:padding-right="0.0555in"/>
    </style:style>
    <style:style style:name="T164" style:parent-style-name="Absatz-Standardschriftart" style:family="text">
      <style:text-properties style:font-name-asian="Arial Unicode MS" style:font-name-complex="Arial Unicode MS"/>
    </style:style>
    <style:style style:name="TableCell165" style:family="table-cell">
      <style:table-cell-properties fo:border="0.0034in solid #000000" style:writing-mode="lr-tb" fo:padding-top="0.0555in" fo:padding-left="0.0555in" fo:padding-bottom="0.0555in" fo:padding-right="0.0555in"/>
    </style:style>
    <style:style style:name="T166" style:parent-style-name="Absatz-Standardschriftart" style:family="text">
      <style:text-properties style:font-name-asian="Arial Unicode MS" style:font-name-complex="Arial Unicode MS" fo:language="en" fo:country="US"/>
    </style:style>
    <style:style style:name="TableCell167" style:family="table-cell">
      <style:table-cell-properties fo:border="0.0034in solid #000000" style:writing-mode="lr-tb" fo:padding-top="0.0555in" fo:padding-left="0.0555in" fo:padding-bottom="0.0555in" fo:padding-right="0.0555in"/>
    </style:style>
    <style:style style:name="T168" style:parent-style-name="Absatz-Standardschriftart" style:family="text">
      <style:text-properties style:font-name-asian="Arial Unicode MS" style:font-name-complex="Arial Unicode MS"/>
    </style:style>
    <style:style style:name="TableRow169" style:family="table-row">
      <style:table-row-properties style:min-row-height="1.1944in" style:use-optimal-row-height="false"/>
    </style:style>
    <style:style style:name="TableCell170"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171"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72"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173" style:parent-style-name="Absatz-Standardschriftart" style:family="text">
      <style:text-properties style:font-name-asian="Arial Unicode MS" style:font-name-complex="Arial Unicode MS"/>
    </style:style>
    <style:style style:name="TableCell174" style:family="table-cell">
      <style:table-cell-properties fo:border="0.0034in solid #000000" fo:background-color="#EEEEEE" style:writing-mode="lr-tb" fo:padding-top="0.0555in" fo:padding-left="0.0555in" fo:padding-bottom="0.0555in" fo:padding-right="0.0555in"/>
    </style:style>
    <style:style style:name="T175" style:parent-style-name="Absatz-Standardschriftart" style:family="text">
      <style:text-properties style:font-name-asian="Arial Unicode MS" style:font-name-complex="Arial Unicode MS"/>
    </style:style>
    <style:style style:name="TableCell176" style:family="table-cell">
      <style:table-cell-properties fo:border="0.0034in solid #000000" fo:background-color="#EEEEEE" style:writing-mode="lr-tb" fo:padding-top="0.0555in" fo:padding-left="0.0555in" fo:padding-bottom="0.0555in" fo:padding-right="0.0555in"/>
    </style:style>
    <style:style style:name="T177" style:parent-style-name="Absatz-Standardschriftart" style:family="text">
      <style:text-properties style:font-name-asian="Arial Unicode MS" style:font-name-complex="Arial Unicode MS" fo:language="en" fo:country="US"/>
    </style:style>
    <style:style style:name="TableCell178" style:family="table-cell">
      <style:table-cell-properties fo:border="0.0034in solid #000000" fo:background-color="#EEEEEE" style:writing-mode="lr-tb" fo:padding-top="0.0555in" fo:padding-left="0.0555in" fo:padding-bottom="0.0555in" fo:padding-right="0.0555in"/>
    </style:style>
    <style:style style:name="T179" style:parent-style-name="Absatz-Standardschriftart" style:family="text">
      <style:text-properties style:font-name-asian="Arial Unicode MS" style:font-name-complex="Arial Unicode MS"/>
    </style:style>
    <style:style style:name="TableRow180" style:family="table-row">
      <style:table-row-properties style:min-row-height="1.1944in" style:use-optimal-row-height="false"/>
    </style:style>
    <style:style style:name="TableCell181"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T182" style:parent-style-name="Absatz-Standardschriftart" style:family="text">
      <style:text-properties style:font-name-asian="Arial Unicode MS" style:font-name-complex="Arial Unicode MS"/>
    </style:style>
    <style:style style:name="TableCell183"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P184"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85" style:family="table-cell">
      <style:table-cell-properties fo:border="0.0034in solid #000000" style:writing-mode="lr-tb" fo:padding-top="0.0555in" fo:padding-left="0.0555in" fo:padding-bottom="0.0555in" fo:padding-right="0.0555in"/>
    </style:style>
    <style:style style:name="P186"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87" style:family="table-cell">
      <style:table-cell-properties fo:border="0.0034in solid #000000" style:writing-mode="lr-tb" fo:padding-top="0.0555in" fo:padding-left="0.0555in" fo:padding-bottom="0.0555in" fo:padding-right="0.0555in"/>
    </style:style>
    <style:style style:name="P188"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89" style:family="table-cell">
      <style:table-cell-properties fo:border="0.0034in solid #000000" style:writing-mode="lr-tb" fo:padding-top="0.0555in" fo:padding-left="0.0555in" fo:padding-bottom="0.0555in" fo:padding-right="0.0555in"/>
    </style:style>
    <style:style style:name="P190"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Row191" style:family="table-row">
      <style:table-row-properties style:min-row-height="1.1944in" style:use-optimal-row-height="false"/>
    </style:style>
    <style:style style:name="TableCell192"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193"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194"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195" style:parent-style-name="Absatz-Standardschriftart" style:family="text">
      <style:text-properties style:font-name-asian="Arial Unicode MS" style:font-name-complex="Arial Unicode MS"/>
    </style:style>
    <style:style style:name="TableCell196" style:family="table-cell">
      <style:table-cell-properties fo:border="0.0034in solid #000000" fo:background-color="#EEEEEE" style:writing-mode="lr-tb" fo:padding-top="0.0555in" fo:padding-left="0.0555in" fo:padding-bottom="0.0555in" fo:padding-right="0.0555in"/>
    </style:style>
    <style:style style:name="T197" style:parent-style-name="Absatz-Standardschriftart" style:family="text">
      <style:text-properties style:font-name-asian="Arial Unicode MS" style:font-name-complex="Arial Unicode MS"/>
    </style:style>
    <style:style style:name="TableCell198" style:family="table-cell">
      <style:table-cell-properties fo:border="0.0034in solid #000000" fo:background-color="#EEEEEE" style:writing-mode="lr-tb" fo:padding-top="0.0555in" fo:padding-left="0.0555in" fo:padding-bottom="0.0555in" fo:padding-right="0.0555in"/>
    </style:style>
    <style:style style:name="T199" style:parent-style-name="Absatz-Standardschriftart" style:family="text">
      <style:text-properties style:font-name-asian="Arial Unicode MS" style:font-name-complex="Arial Unicode MS"/>
    </style:style>
    <style:style style:name="TableCell200" style:family="table-cell">
      <style:table-cell-properties fo:border="0.0034in solid #000000" fo:background-color="#EEEEEE" style:writing-mode="lr-tb" fo:padding-top="0.0555in" fo:padding-left="0.0555in" fo:padding-bottom="0.0555in" fo:padding-right="0.0555in"/>
    </style:style>
    <style:style style:name="T201" style:parent-style-name="Absatz-Standardschriftart" style:family="text">
      <style:text-properties style:font-name-asian="Arial Unicode MS" style:font-name-complex="Arial Unicode MS"/>
    </style:style>
    <style:style style:name="TableRow202" style:family="table-row">
      <style:table-row-properties style:min-row-height="1.1944in" style:use-optimal-row-height="false"/>
    </style:style>
    <style:style style:name="TableCell203"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04"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05"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T206" style:parent-style-name="Absatz-Standardschriftart" style:family="text">
      <style:text-properties style:font-name-asian="Arial Unicode MS" style:font-name-complex="Arial Unicode MS"/>
    </style:style>
    <style:style style:name="TableCell207" style:family="table-cell">
      <style:table-cell-properties fo:border="0.0034in solid #000000" style:writing-mode="lr-tb" fo:padding-top="0.0555in" fo:padding-left="0.0555in" fo:padding-bottom="0.0555in" fo:padding-right="0.0555in"/>
    </style:style>
    <style:style style:name="T208" style:parent-style-name="Absatz-Standardschriftart" style:family="text">
      <style:text-properties style:font-name-asian="Arial Unicode MS" style:font-name-complex="Arial Unicode MS"/>
    </style:style>
    <style:style style:name="TableCell209" style:family="table-cell">
      <style:table-cell-properties fo:border="0.0034in solid #000000" style:writing-mode="lr-tb" fo:padding-top="0.0555in" fo:padding-left="0.0555in" fo:padding-bottom="0.0555in" fo:padding-right="0.0555in"/>
    </style:style>
    <style:style style:name="T210" style:parent-style-name="Absatz-Standardschriftart" style:family="text">
      <style:text-properties style:font-name-asian="Arial Unicode MS" style:font-name-complex="Arial Unicode MS" fo:language="en" fo:country="US"/>
    </style:style>
    <style:style style:name="TableCell211" style:family="table-cell">
      <style:table-cell-properties fo:border="0.0034in solid #000000" style:writing-mode="lr-tb" fo:padding-top="0.0555in" fo:padding-left="0.0555in" fo:padding-bottom="0.0555in" fo:padding-right="0.0555in"/>
    </style:style>
    <style:style style:name="T212" style:parent-style-name="Absatz-Standardschriftart" style:family="text">
      <style:text-properties style:font-name-asian="Arial Unicode MS" style:font-name-complex="Arial Unicode MS"/>
    </style:style>
    <style:style style:name="TableRow213" style:family="table-row">
      <style:table-row-properties style:min-row-height="1.1944in" style:use-optimal-row-height="false"/>
    </style:style>
    <style:style style:name="TableCell214"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15"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16"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217" style:parent-style-name="Absatz-Standardschriftart" style:family="text">
      <style:text-properties style:font-name-asian="Arial Unicode MS" style:font-name-complex="Arial Unicode MS"/>
    </style:style>
    <style:style style:name="TableCell218" style:family="table-cell">
      <style:table-cell-properties fo:border="0.0034in solid #000000" fo:background-color="#EEEEEE" style:writing-mode="lr-tb" fo:padding-top="0.0555in" fo:padding-left="0.0555in" fo:padding-bottom="0.0555in" fo:padding-right="0.0555in"/>
    </style:style>
    <style:style style:name="T219" style:parent-style-name="Absatz-Standardschriftart" style:family="text">
      <style:text-properties style:font-name-asian="Arial Unicode MS" style:font-name-complex="Arial Unicode MS"/>
    </style:style>
    <style:style style:name="TableCell220" style:family="table-cell">
      <style:table-cell-properties fo:border="0.0034in solid #000000" fo:background-color="#EEEEEE" style:writing-mode="lr-tb" fo:padding-top="0.0555in" fo:padding-left="0.0555in" fo:padding-bottom="0.0555in" fo:padding-right="0.0555in"/>
    </style:style>
    <style:style style:name="T221" style:parent-style-name="Absatz-Standardschriftart" style:family="text">
      <style:text-properties style:font-name-asian="Arial Unicode MS" style:font-name-complex="Arial Unicode MS" fo:language="en" fo:country="US"/>
    </style:style>
    <style:style style:name="TableCell222" style:family="table-cell">
      <style:table-cell-properties fo:border="0.0034in solid #000000" fo:background-color="#EEEEEE" style:writing-mode="lr-tb" fo:padding-top="0.0555in" fo:padding-left="0.0555in" fo:padding-bottom="0.0555in" fo:padding-right="0.0555in"/>
    </style:style>
    <style:style style:name="T223" style:parent-style-name="Absatz-Standardschriftart" style:family="text">
      <style:text-properties style:font-name-asian="Arial Unicode MS" style:font-name-complex="Arial Unicode MS"/>
    </style:style>
    <style:style style:name="TableRow224" style:family="table-row">
      <style:table-row-properties style:min-row-height="1.1944in" style:use-optimal-row-height="false"/>
    </style:style>
    <style:style style:name="TableCell225"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T226" style:parent-style-name="Absatz-Standardschriftart" style:family="text">
      <style:text-properties style:font-name-asian="Arial Unicode MS" style:font-name-complex="Arial Unicode MS"/>
    </style:style>
    <style:style style:name="TableCell227"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P228"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29" style:family="table-cell">
      <style:table-cell-properties fo:border="0.0034in solid #000000" style:writing-mode="lr-tb" fo:padding-top="0.0555in" fo:padding-left="0.0555in" fo:padding-bottom="0.0555in" fo:padding-right="0.0555in"/>
    </style:style>
    <style:style style:name="P230"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31" style:family="table-cell">
      <style:table-cell-properties fo:border="0.0034in solid #000000" style:writing-mode="lr-tb" fo:padding-top="0.0555in" fo:padding-left="0.0555in" fo:padding-bottom="0.0555in" fo:padding-right="0.0555in"/>
    </style:style>
    <style:style style:name="P232"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33" style:family="table-cell">
      <style:table-cell-properties fo:border="0.0034in solid #000000" style:writing-mode="lr-tb" fo:padding-top="0.0555in" fo:padding-left="0.0555in" fo:padding-bottom="0.0555in" fo:padding-right="0.0555in"/>
    </style:style>
    <style:style style:name="P234"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Row235" style:family="table-row">
      <style:table-row-properties style:min-row-height="1.1944in" style:use-optimal-row-height="false"/>
    </style:style>
    <style:style style:name="TableCell236"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37"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38"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239" style:parent-style-name="Absatz-Standardschriftart" style:family="text">
      <style:text-properties style:font-name-asian="Arial Unicode MS" style:font-name-complex="Arial Unicode MS"/>
    </style:style>
    <style:style style:name="TableCell240" style:family="table-cell">
      <style:table-cell-properties fo:border="0.0034in solid #000000" fo:background-color="#EEEEEE" style:writing-mode="lr-tb" fo:padding-top="0.0555in" fo:padding-left="0.0555in" fo:padding-bottom="0.0555in" fo:padding-right="0.0555in"/>
    </style:style>
    <style:style style:name="T241" style:parent-style-name="Absatz-Standardschriftart" style:family="text">
      <style:text-properties style:font-name-asian="Arial Unicode MS" style:font-name-complex="Arial Unicode MS"/>
    </style:style>
    <style:style style:name="TableCell242" style:family="table-cell">
      <style:table-cell-properties fo:border="0.0034in solid #000000" fo:background-color="#EEEEEE" style:writing-mode="lr-tb" fo:padding-top="0.0555in" fo:padding-left="0.0555in" fo:padding-bottom="0.0555in" fo:padding-right="0.0555in"/>
    </style:style>
    <style:style style:name="T243" style:parent-style-name="Absatz-Standardschriftart" style:family="text">
      <style:text-properties style:font-name-asian="Arial Unicode MS" style:font-name-complex="Arial Unicode MS"/>
    </style:style>
    <style:style style:name="TableCell244" style:family="table-cell">
      <style:table-cell-properties fo:border="0.0034in solid #000000" fo:background-color="#EEEEEE" style:writing-mode="lr-tb" fo:padding-top="0.0555in" fo:padding-left="0.0555in" fo:padding-bottom="0.0555in" fo:padding-right="0.0555in"/>
    </style:style>
    <style:style style:name="T245" style:parent-style-name="Absatz-Standardschriftart" style:family="text">
      <style:text-properties style:font-name-asian="Arial Unicode MS" style:font-name-complex="Arial Unicode MS"/>
    </style:style>
    <style:style style:name="TableRow246" style:family="table-row">
      <style:table-row-properties style:min-row-height="1.1944in" style:use-optimal-row-height="false"/>
    </style:style>
    <style:style style:name="TableCell247"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48"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49"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T250" style:parent-style-name="Absatz-Standardschriftart" style:family="text">
      <style:text-properties style:font-name-asian="Arial Unicode MS" style:font-name-complex="Arial Unicode MS"/>
    </style:style>
    <style:style style:name="TableCell251" style:family="table-cell">
      <style:table-cell-properties fo:border="0.0034in solid #000000" style:writing-mode="lr-tb" fo:padding-top="0.0555in" fo:padding-left="0.0555in" fo:padding-bottom="0.0555in" fo:padding-right="0.0555in"/>
    </style:style>
    <style:style style:name="T252" style:parent-style-name="Absatz-Standardschriftart" style:family="text">
      <style:text-properties style:font-name-asian="Arial Unicode MS" style:font-name-complex="Arial Unicode MS"/>
    </style:style>
    <style:style style:name="T253" style:parent-style-name="Absatz-Standardschriftart" style:family="text">
      <style:text-properties style:font-name-asian="Arial Unicode MS" style:font-name-complex="Arial Unicode MS"/>
    </style:style>
    <style:style style:name="TableCell254" style:family="table-cell">
      <style:table-cell-properties fo:border="0.0034in solid #000000" style:writing-mode="lr-tb" fo:padding-top="0.0555in" fo:padding-left="0.0555in" fo:padding-bottom="0.0555in" fo:padding-right="0.0555in"/>
    </style:style>
    <style:style style:name="T255" style:parent-style-name="Absatz-Standardschriftart" style:family="text">
      <style:text-properties style:font-name-asian="Arial Unicode MS" style:font-name-complex="Arial Unicode MS"/>
    </style:style>
    <style:style style:name="TableCell256" style:family="table-cell">
      <style:table-cell-properties fo:border="0.0034in solid #000000" style:writing-mode="lr-tb" fo:padding-top="0.0555in" fo:padding-left="0.0555in" fo:padding-bottom="0.0555in" fo:padding-right="0.0555in"/>
    </style:style>
    <style:style style:name="T257" style:parent-style-name="Absatz-Standardschriftart" style:family="text">
      <style:text-properties style:font-name-asian="Arial Unicode MS" style:font-name-complex="Arial Unicode MS"/>
    </style:style>
    <style:style style:name="TableRow258" style:family="table-row">
      <style:table-row-properties style:min-row-height="1.1944in" style:use-optimal-row-height="false"/>
    </style:style>
    <style:style style:name="TableCell259"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60"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61"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262" style:parent-style-name="Absatz-Standardschriftart" style:family="text">
      <style:text-properties style:font-name-asian="Arial Unicode MS" style:font-name-complex="Arial Unicode MS"/>
    </style:style>
    <style:style style:name="TableCell263" style:family="table-cell">
      <style:table-cell-properties fo:border="0.0034in solid #000000" fo:background-color="#EEEEEE" style:writing-mode="lr-tb" fo:padding-top="0.0555in" fo:padding-left="0.0555in" fo:padding-bottom="0.0555in" fo:padding-right="0.0555in"/>
    </style:style>
    <style:style style:name="T264" style:parent-style-name="Absatz-Standardschriftart" style:family="text">
      <style:text-properties style:font-name-asian="Arial Unicode MS" style:font-name-complex="Arial Unicode MS"/>
    </style:style>
    <style:style style:name="TableCell265" style:family="table-cell">
      <style:table-cell-properties fo:border="0.0034in solid #000000" fo:background-color="#EEEEEE" style:writing-mode="lr-tb" fo:padding-top="0.0555in" fo:padding-left="0.0555in" fo:padding-bottom="0.0555in" fo:padding-right="0.0555in"/>
    </style:style>
    <style:style style:name="T266" style:parent-style-name="Absatz-Standardschriftart" style:family="text">
      <style:text-properties style:font-name-asian="Arial Unicode MS" style:font-name-complex="Arial Unicode MS" fo:language="en" fo:country="US"/>
    </style:style>
    <style:style style:name="TableCell267" style:family="table-cell">
      <style:table-cell-properties fo:border="0.0034in solid #000000" fo:background-color="#EEEEEE" style:writing-mode="lr-tb" fo:padding-top="0.0555in" fo:padding-left="0.0555in" fo:padding-bottom="0.0555in" fo:padding-right="0.0555in"/>
    </style:style>
    <style:style style:name="T268" style:parent-style-name="Absatz-Standardschriftart" style:family="text">
      <style:text-properties style:font-name-asian="Arial Unicode MS" style:font-name-complex="Arial Unicode MS"/>
    </style:style>
    <style:style style:name="TableRow269" style:family="table-row">
      <style:table-row-properties style:min-row-height="1.1944in" style:use-optimal-row-height="false"/>
    </style:style>
    <style:style style:name="TableCell270"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T271" style:parent-style-name="Absatz-Standardschriftart" style:family="text">
      <style:text-properties style:font-name-asian="Arial Unicode MS" style:font-name-complex="Arial Unicode MS"/>
    </style:style>
    <style:style style:name="TableCell272"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P273"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74" style:family="table-cell">
      <style:table-cell-properties fo:border="0.0034in solid #000000" style:writing-mode="lr-tb" fo:padding-top="0.0555in" fo:padding-left="0.0555in" fo:padding-bottom="0.0555in" fo:padding-right="0.0555in"/>
    </style:style>
    <style:style style:name="P275"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76" style:family="table-cell">
      <style:table-cell-properties fo:border="0.0034in solid #000000" style:writing-mode="lr-tb" fo:padding-top="0.0555in" fo:padding-left="0.0555in" fo:padding-bottom="0.0555in" fo:padding-right="0.0555in"/>
    </style:style>
    <style:style style:name="P277"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78" style:family="table-cell">
      <style:table-cell-properties fo:border="0.0034in solid #000000" style:writing-mode="lr-tb" fo:padding-top="0.0555in" fo:padding-left="0.0555in" fo:padding-bottom="0.0555in" fo:padding-right="0.0555in"/>
    </style:style>
    <style:style style:name="P279"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Row280" style:family="table-row">
      <style:table-row-properties style:min-row-height="1.1944in" style:use-optimal-row-height="false"/>
    </style:style>
    <style:style style:name="TableCell281"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82"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83"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284" style:parent-style-name="Absatz-Standardschriftart" style:family="text">
      <style:text-properties style:font-name-asian="Arial Unicode MS" style:font-name-complex="Arial Unicode MS"/>
    </style:style>
    <style:style style:name="TableCell285" style:family="table-cell">
      <style:table-cell-properties fo:border="0.0034in solid #000000" fo:background-color="#EEEEEE" style:writing-mode="lr-tb" fo:padding-top="0.0555in" fo:padding-left="0.0555in" fo:padding-bottom="0.0555in" fo:padding-right="0.0555in"/>
    </style:style>
    <style:style style:name="T286" style:parent-style-name="Absatz-Standardschriftart" style:family="text">
      <style:text-properties style:font-name-asian="Arial Unicode MS" style:font-name-complex="Arial Unicode MS"/>
    </style:style>
    <style:style style:name="TableCell287" style:family="table-cell">
      <style:table-cell-properties fo:border="0.0034in solid #000000" fo:background-color="#EEEEEE" style:writing-mode="lr-tb" fo:padding-top="0.0555in" fo:padding-left="0.0555in" fo:padding-bottom="0.0555in" fo:padding-right="0.0555in"/>
    </style:style>
    <style:style style:name="T288" style:parent-style-name="Absatz-Standardschriftart" style:family="text">
      <style:text-properties style:font-name-asian="Arial Unicode MS" style:font-name-complex="Arial Unicode MS"/>
    </style:style>
    <style:style style:name="TableCell289" style:family="table-cell">
      <style:table-cell-properties fo:border="0.0034in solid #000000" fo:background-color="#EEEEEE" style:writing-mode="lr-tb" fo:padding-top="0.0555in" fo:padding-left="0.0555in" fo:padding-bottom="0.0555in" fo:padding-right="0.0555in"/>
    </style:style>
    <style:style style:name="T290" style:parent-style-name="Absatz-Standardschriftart" style:family="text">
      <style:text-properties style:font-name-asian="Arial Unicode MS" style:font-name-complex="Arial Unicode MS"/>
    </style:style>
    <style:style style:name="TableRow291" style:family="table-row">
      <style:table-row-properties style:min-row-height="1.1944in" style:use-optimal-row-height="false"/>
    </style:style>
    <style:style style:name="TableCell292"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93"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294"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T295" style:parent-style-name="Absatz-Standardschriftart" style:family="text">
      <style:text-properties style:font-name-asian="Arial Unicode MS" style:font-name-complex="Arial Unicode MS"/>
    </style:style>
    <style:style style:name="TableCell296" style:family="table-cell">
      <style:table-cell-properties fo:border="0.0034in solid #000000" style:writing-mode="lr-tb" fo:padding-top="0.0555in" fo:padding-left="0.0555in" fo:padding-bottom="0.0555in" fo:padding-right="0.0555in"/>
    </style:style>
    <style:style style:name="T297" style:parent-style-name="Absatz-Standardschriftart" style:family="text">
      <style:text-properties style:font-name-asian="Arial Unicode MS" style:font-name-complex="Arial Unicode MS"/>
    </style:style>
    <style:style style:name="TableCell298" style:family="table-cell">
      <style:table-cell-properties fo:border="0.0034in solid #000000" style:writing-mode="lr-tb" fo:padding-top="0.0555in" fo:padding-left="0.0555in" fo:padding-bottom="0.0555in" fo:padding-right="0.0555in"/>
    </style:style>
    <style:style style:name="T299" style:parent-style-name="Absatz-Standardschriftart" style:family="text">
      <style:text-properties style:font-name-asian="Arial Unicode MS" style:font-name-complex="Arial Unicode MS" fo:language="en" fo:country="US"/>
    </style:style>
    <style:style style:name="TableCell300" style:family="table-cell">
      <style:table-cell-properties fo:border="0.0034in solid #000000" style:writing-mode="lr-tb" fo:padding-top="0.0555in" fo:padding-left="0.0555in" fo:padding-bottom="0.0555in" fo:padding-right="0.0555in"/>
    </style:style>
    <style:style style:name="T301" style:parent-style-name="Absatz-Standardschriftart" style:family="text">
      <style:text-properties style:font-name-asian="Arial Unicode MS" style:font-name-complex="Arial Unicode MS"/>
    </style:style>
    <style:style style:name="TableRow302" style:family="table-row">
      <style:table-row-properties style:min-row-height="1.1944in" style:use-optimal-row-height="false"/>
    </style:style>
    <style:style style:name="TableCell303"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304" style:parent-style-name="Standard" style:family="paragraph">
      <style:paragraph-properties fo:border="0.0034in solid #FFFFFF" fo:padding="0.4305in" style:shadow="#000000 0.0034in 0.0034in" style:vertical-align="auto" fo:margin-bottom="0in" fo:line-height="100%"/>
      <style:text-properties style:font-name="Times New Roman" style:font-name-asian="Arial Unicode MS" fo:font-size="10pt" style:font-size-asian="10pt" style:font-size-complex="10pt" style:language-asian="de" style:country-asian="DE"/>
    </style:style>
    <style:style style:name="TableCell305"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T306" style:parent-style-name="Absatz-Standardschriftart" style:family="text">
      <style:text-properties style:font-name-asian="Arial Unicode MS" style:font-name-complex="Arial Unicode MS"/>
    </style:style>
    <style:style style:name="TableCell307" style:family="table-cell">
      <style:table-cell-properties fo:border="0.0034in solid #000000" fo:background-color="#EEEEEE" style:writing-mode="lr-tb" fo:padding-top="0.0555in" fo:padding-left="0.0555in" fo:padding-bottom="0.0555in" fo:padding-right="0.0555in"/>
    </style:style>
    <style:style style:name="T308" style:parent-style-name="Absatz-Standardschriftart" style:family="text">
      <style:text-properties style:font-name-asian="Arial Unicode MS" style:font-name-complex="Arial Unicode MS"/>
    </style:style>
    <style:style style:name="TableCell309" style:family="table-cell">
      <style:table-cell-properties fo:border="0.0034in solid #000000" fo:background-color="#EEEEEE" style:writing-mode="lr-tb" fo:padding-top="0.0555in" fo:padding-left="0.0555in" fo:padding-bottom="0.0555in" fo:padding-right="0.0555in"/>
    </style:style>
    <style:style style:name="T310" style:parent-style-name="Absatz-Standardschriftart" style:family="text">
      <style:text-properties style:font-name-asian="Arial Unicode MS" style:font-name-complex="Arial Unicode MS" fo:language="en" fo:country="US"/>
    </style:style>
    <style:style style:name="TableCell311" style:family="table-cell">
      <style:table-cell-properties fo:border="0.0034in solid #000000" fo:background-color="#EEEEEE" style:writing-mode="lr-tb" fo:padding-top="0.0555in" fo:padding-left="0.0555in" fo:padding-bottom="0.0555in" fo:padding-right="0.0555in"/>
    </style:style>
    <style:style style:name="T312" style:parent-style-name="Absatz-Standardschriftart" style:family="text">
      <style:text-properties style:font-name-asian="Arial Unicode MS" style:font-name-complex="Arial Unicode MS"/>
    </style:style>
    <style:style style:name="P313" style:parent-style-name="Standard" style:family="paragraph">
      <style:text-properties fo:font-weight="bold" style:font-weight-asian="bold" style:font-weight-complex="bold" fo:font-size="12pt" style:font-size-asian="12pt" style:font-size-complex="12pt"/>
    </style:style>
    <style:style style:name="P314" style:parent-style-name="Standard" style:family="paragraph">
      <style:text-properties fo:font-weight="bold" style:font-weight-asian="bold" style:font-weight-complex="bold" fo:font-size="12pt" style:font-size-asian="12pt" style:font-size-complex="12pt"/>
    </style:style>
    <style:style style:name="P315" style:parent-style-name="Standard" style:family="paragraph">
      <style:text-properties fo:font-size="12pt" style:font-size-asian="12pt" style:font-size-complex="12pt"/>
    </style:style>
    <style:style style:name="P316" style:parent-style-name="Listenabsatz" style:list-style-name="LFO1" style:family="paragraph">
      <style:text-properties fo:font-size="12pt" style:font-size-asian="12pt" style:font-size-complex="12pt"/>
    </style:style>
    <style:style style:name="P317" style:parent-style-name="Listenabsatz" style:list-style-name="LFO1" style:family="paragraph">
      <style:text-properties fo:font-size="12pt" style:font-size-asian="12pt" style:font-size-complex="12pt"/>
    </style:style>
    <style:style style:name="P318" style:parent-style-name="Standard" style:family="paragraph">
      <style:text-properties fo:font-size="12pt" style:font-size-asian="12pt" style:font-size-complex="12pt"/>
    </style:style>
    <style:style style:name="P319" style:parent-style-name="Listenabsatz" style:list-style-name="LFO1" style:family="paragraph">
      <style:text-properties fo:font-size="12pt" style:font-size-asian="12pt" style:font-size-complex="12pt"/>
    </style:style>
    <style:style style:name="P320" style:parent-style-name="Listenabsatz" style:list-style-name="LFO1" style:family="paragraph"/>
    <style:style style:name="T321" style:parent-style-name="Absatz-Standardschriftart" style:family="text">
      <style:text-properties fo:font-size="12pt" style:font-size-asian="12pt" style:font-size-complex="12pt"/>
    </style:style>
  </office:automatic-styles>
  <office:body>
    <office:text text:use-soft-page-breaks="true">
      <text:p text:style-name="P1">1. Die MAC-Adresse eines Interfaces ist eindeutig. Aus welchen Gründen wird sie also nicht für die Ende-zu-Ende-Kommunikation auf Layer 3 verwendet?</text:p>
      <text:p text:style-name="P2">Jedes Gerät hat eine eindeutige und feste MAC-Adresse. Angenommen die<text:s/>Ende-zu-Ende-Kommunikation basiert auf MAC-Adressen, dann müsste der Router zunächst alle MAC-Adresse von jedem Endgerät in Erfahrung bringen und da die MAC-Adressen nicht unbedingt im selben Bereich sind, wäre es schwierig überhaupt ein neues Netz zu erstellen. Außerdem ist die Anzahl an MAC-Adressen begrenzt. Daher würde der Adressbereich sehr schnell ausgeschöpft sein, wie bei IPv4 ohne NAT (letzte IP-Adresse wurde 2015 vergeben).</text:p>
      <text:p text:style-name="P3"/>
      <text:p text:style-name="P4">2. Was passiert, wenn das Standardgateway oder die Subnetzmaske eines Endgeräts falsch gesetzt sind?</text:p>
      <text:p text:style-name="P5">Dann ist keine Kommunikation mehr möglich. Falls die Subnetzmaske nicht stimmt, befindet man sich im „falschen“ Subnetz und es kann kein passendes Standardgateway gefunden werden. Somit können die Nachrichten nicht empfangen werden. Ist das Standardgateway schon am Anfang falsch, können die Nachrichten gar nicht erst an den Router weitergeleitet werden.</text:p>
      <text:p text:style-name="Standard"><text:span text:style-name="T6">3. Ist der Raspberry noch von außen (</text:span><text:span text:style-name="T7">10.X.5.0/24</text:span><text:span text:style-name="T8">) mit einem Ping erreichbar? Wieso?</text:span></text:p>
      <text:p text:style-name="P9">Nein. Weil Regeln festgelegt wurden, dass nur Port 22 (ssh Port) von außen erreichbar ist.</text:p>
      <text:p text:style-name="P10"/>
      <text:p text:style-name="P11">4. Betrachten Sie die Situation aus Abbildung 10. PC A sendet einen HTTP Request an PC B, welcher (über die gleiche Verbindung) mit einer Webseite antwortet. Welchen Source Port besitzt die HTTP Anfrage? Welchen Destination Port?</text:p>
      <text:p text:style-name="P12">Source Port:<text:tab/>beliebig</text:p>
      <text:p text:style-name="P13">Destination Port:<text:tab/>Standardport 80</text:p>
      <text:p text:style-name="P14"/>
      <text:p text:style-name="P15">5. Nennen Sie für die entstehenden TCP/IP-Pakete in beiden Richtungen, je vor und nach Passieren des NAT Routers:</text:p>
      <text:p text:style-name="P16">a) die Source MAC-Adresse (PC A, PC B, Router oder Internet)</text:p>
      <text:p text:style-name="Standard"><text:span text:style-name="T17">A</text:span><text:span text:style-name="T18"></text:span><text:span text:style-name="T19">B: MAC-Adr. PC A</text:span><text:span text:style-name="T20"></text:span><text:span text:style-name="T21">MAC-Adr. Router</text:span></text:p>
      <text:p text:style-name="Standard"><text:span text:style-name="T22">B</text:span><text:span text:style-name="T23"></text:span><text:span text:style-name="T24">A: MAC-Adr. bleibt gleich</text:span></text:p>
      <text:p text:style-name="P25"/>
      <text:p text:style-name="P26">b) die Destination MAC-Adresse (PC A, PC B, Router oder Internet)</text:p>
      <text:p text:style-name="Standard"><text:span text:style-name="T27">A</text:span><text:span text:style-name="T28"></text:span><text:span text:style-name="T29">Router</text:span><text:span text:style-name="T30"></text:span><text:span text:style-name="T31">Internet</text:span><text:span text:style-name="T32"></text:span><text:span text:style-name="T33">B: MAC-Adr. Router</text:span><text:span text:style-name="T34"></text:span><text:span text:style-name="T35"><text:s/>MAC-Adr.<text:s/></text:span><text:span text:style-name="T36">Internet</text:span><text:span text:style-name="T37"></text:span><text:span text:style-name="T38">MAC-Adr. PC B</text:span></text:p>
      <text:p text:style-name="Standard"><text:span text:style-name="T39">B</text:span><text:span text:style-name="T40"></text:span><text:span text:style-name="T41">Internet</text:span><text:span text:style-name="T42"></text:span><text:span text:style-name="T43">Router</text:span><text:span text:style-name="T44"></text:span><text:span text:style-name="T45">A: MAC-Adr.<text:s/></text:span><text:span text:style-name="T46">Internet</text:span><text:span text:style-name="T47"></text:span><text:span text:style-name="T48">MAC-Adr.<text:s/></text:span><text:span text:style-name="T49">Router</text:span><text:span text:style-name="T50"></text:span><text:span text:style-name="T51">MAC-Adr. PC A</text:span></text:p>
      <text:p text:style-name="P52"/>
      <text:p text:style-name="P53">c) die Source IP-Adresse</text:p>
      <text:soft-page-break/>
      <text:p text:style-name="Standard"><text:span text:style-name="T54">A</text:span><text:span text:style-name="T55"></text:span><text:span text:style-name="T56">B:</text:span><text:span text:style-name="T57"><text:tab/>10.1.2.3</text:span><text:span text:style-name="T58"></text:span><text:span text:style-name="T59">132.187.1.114</text:span></text:p>
      <text:p text:style-name="Standard"><text:span text:style-name="T60">B</text:span><text:span text:style-name="T61"></text:span><text:span text:style-name="T62">A:</text:span><text:span text:style-name="T63"><text:tab/>128.65.210.8</text:span><text:span text:style-name="T64"></text:span><text:span text:style-name="T65">10.1.2.254</text:span></text:p>
      <text:p text:style-name="P66"/>
      <text:p text:style-name="P67">d) die Destination IP-Adresse</text:p>
      <text:p text:style-name="Standard"><text:span text:style-name="T68">A</text:span><text:span text:style-name="T69"></text:span><text:span text:style-name="T70">B:</text:span><text:span text:style-name="T71"><text:tab/>128.65.210.8</text:span><text:span text:style-name="T72"></text:span><text:span text:style-name="T73">128.65.210.8</text:span></text:p>
      <text:p text:style-name="Standard"><text:span text:style-name="T74">B</text:span><text:span text:style-name="T75"></text:span><text:span text:style-name="T76">A:</text:span><text:span text:style-name="T77"><text:tab/>10.1.2.3</text:span><text:span text:style-name="T78"></text:span><text:span text:style-name="T79">10.1.2.3</text:span></text:p>
      <text:p text:style-name="P80"/>
      <text:p text:style-name="P81">e) den Source TCP-Port</text:p>
      <text:p text:style-name="Standard"><text:span text:style-name="T82">A</text:span><text:span text:style-name="T83"></text:span><text:span text:style-name="T84">B:</text:span><text:span text:style-name="T85"><text:tab/>Port PC A</text:span><text:span text:style-name="T86"></text:span><text:span text:style-name="T87">Port Router (</text:span><text:span text:style-name="T88">Internet)</text:span></text:p>
      <text:p text:style-name="Standard"><text:span text:style-name="T89">B</text:span><text:span text:style-name="T90"></text:span><text:span text:style-name="T91">A:</text:span><text:span text:style-name="T92"><text:tab/>Port PC B (80)</text:span><text:span text:style-name="T93"></text:span><text:span text:style-name="T94"><text:s/>Port Router (Internet)</text:span></text:p>
      <text:p text:style-name="P95">vor Router:<text:tab/><text:tab/>Port PC-A</text:p>
      <text:p text:style-name="P96">nach Router:<text:tab/><text:tab/>Port Router</text:p>
      <text:p text:style-name="P97"/>
      <text:p text:style-name="P98">f) und den Destination TCP-Port</text:p>
      <text:p text:style-name="Standard"><text:span text:style-name="T99">A</text:span><text:span text:style-name="T100"></text:span><text:span text:style-name="T101">B:</text:span><text:span text:style-name="T102"><text:tab/></text:span><text:span text:style-name="T103">Port 80</text:span><text:span text:style-name="T104"></text:span><text:span text:style-name="T105">Port 80</text:span></text:p>
      <text:p text:style-name="Standard"><text:span text:style-name="T106">B</text:span><text:span text:style-name="T107"></text:span><text:span text:style-name="T108">A:</text:span><text:span text:style-name="T109"><text:tab/></text:span><text:span text:style-name="T110">Port Router</text:span><text:span text:style-name="T111"></text:span><text:span text:style-name="T112">Port</text:span></text:p>
      <text:p text:style-name="P113">vor Router:<text:tab/><text:tab/>Port 80</text:p>
      <text:p text:style-name="P114">nach Router:<text:tab/><text:tab/>Port 80</text:p>
      <text:p text:style-name="P115"/>
      <text:p text:style-name="P116">6. In dieser Teilaufgabe wurden Ihre (statischen) Routen automatisch vom Router angelegt, nachdem Sie den Interfaces IP-Adressen zugewiesen haben. Dies gilt für direkt verbundene IP-Adressbereiche. In der Realität sind jedoch mehrere Netze durch mehrere Router von einander getrennt. Betrachten Sie also die Netze aus<text:s/>Abbildung 11. Sie möchten die Router so konfigurieren, dass Pakete aus Netz A (roter Pfeil) das Netz C (grün) erreichen können. Welche Informationen müssen Sie dazu in Ihre Routing-Tabellen einfügen? Erklären Sie basierend auf dem Aufbau der Routing-Tabelle des MikroTiks, welche Einträge in welchen Routern (A, B, C und D) eingefügt werden müssen, damit Netz C von überall aus erreichbar ist.</text:p>
      <text:p text:style-name="P117">Jeder Router benötigt die von ihm erreichbare Destination-Address, das Gateway und die Distanz zur jeder Destination.</text:p>
      <text:p text:style-name="P118"/>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
            </table:table-cell>
            <table:table-cell table:style-name="TableCell128">
              <text:p text:style-name="P129"/>
            </table:table-cell>
            <table:table-cell table:style-name="TableCell130">
              <text:p text:style-name="Tabellenstil1"><text:span text:style-name="T131">Dst-Address</text:span></text:p>
            </table:table-cell>
            <table:table-cell table:style-name="TableCell132">
              <text:p text:style-name="Tabellenstil1"><text:span text:style-name="T133">Gateway (Port = Hardwareport)</text:span></text:p>
            </table:table-cell>
            <table:table-cell table:style-name="TableCell134">
              <text:p text:style-name="Tabellenstil1"><text:span text:style-name="T135">Distance</text:span></text:p>
            </table:table-cell>
          </table:table-row>
        </table:table-header-rows>
        <table:table-row table:style-name="TableRow136">
          <table:table-cell table:style-name="TableCell137">
            <text:p text:style-name="Tabellenstil1"><text:span text:style-name="T138">Router A</text:span></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Tabellenstil2"><text:span text:style-name="T151">Netz A</text:span></text:p>
          </table:table-cell>
          <table:table-cell table:style-name="TableCell152">
            <text:p text:style-name="Tabellenstil2"><text:span text:style-name="T153">von Netz A</text:span></text:p>
          </table:table-cell>
          <table:table-cell table:style-name="TableCell154">
            <text:p text:style-name="Tabellenstil2"><text:span text:style-name="T155">Port Router A —&gt; Netz A</text:span></text:p>
          </table:table-cell>
          <table:table-cell table:style-name="TableCell156">
            <text:p text:style-name="Tabellenstil2"><text:span text:style-name="T157">Distanz</text:span></text:p>
          </table:table-cell>
        </table:table-row>
        <table:table-row table:style-name="TableRow158">
          <table:table-cell table:style-name="TableCell159">
            <text:p text:style-name="P160"/>
          </table:table-cell>
          <table:table-cell table:style-name="TableCell161">
            <text:p text:style-name="Tabellenstil2"><text:span text:style-name="T162">Router B</text:span></text:p>
          </table:table-cell>
          <table:table-cell table:style-name="TableCell163">
            <text:p text:style-name="Tabellenstil2"><text:span text:style-name="T164">von Router B</text:span></text:p>
          </table:table-cell>
          <table:table-cell table:style-name="TableCell165">
            <text:p text:style-name="Tabellenstil2"><text:span text:style-name="T166">Port Router A —&gt; Router B</text:span></text:p>
          </table:table-cell>
          <table:table-cell table:style-name="TableCell167">
            <text:p text:style-name="Tabellenstil2"><text:span text:style-name="T168">Distanz</text:span></text:p>
          </table:table-cell>
        </table:table-row>
        <table:table-row table:style-name="TableRow169">
          <table:table-cell table:style-name="TableCell170">
            <text:p text:style-name="P171"/>
          </table:table-cell>
          <table:table-cell table:style-name="TableCell172">
            <text:p text:style-name="Tabellenstil2"><text:span text:style-name="T173">Router D</text:span></text:p>
          </table:table-cell>
          <table:table-cell table:style-name="TableCell174">
            <text:p text:style-name="Tabellenstil2"><text:span text:style-name="T175">von Router D</text:span></text:p>
          </table:table-cell>
          <table:table-cell table:style-name="TableCell176">
            <text:p text:style-name="Tabellenstil2"><text:span text:style-name="T177">Port Router A —&gt; Router D</text:span></text:p>
          </table:table-cell>
          <table:table-cell table:style-name="TableCell178">
            <text:p text:style-name="Tabellenstil2"><text:span text:style-name="T179">Distanz</text:span></text:p>
          </table:table-cell>
        </table:table-row>
        <table:table-row table:style-name="TableRow180">
          <table:table-cell table:style-name="TableCell181">
            <text:p text:style-name="Tabellenstil1"><text:span text:style-name="T182">Router B</text:span></text:p>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Tabellenstil2"><text:span text:style-name="T195">Netz B</text:span></text:p>
          </table:table-cell>
          <table:table-cell table:style-name="TableCell196">
            <text:p text:style-name="Tabellenstil2"><text:span text:style-name="T197">von Netz B</text:span></text:p>
          </table:table-cell>
          <table:table-cell table:style-name="TableCell198">
            <text:p text:style-name="Tabellenstil2"><text:span text:style-name="T199">Port Router B —&gt; Netz B</text:span></text:p>
          </table:table-cell>
          <table:table-cell table:style-name="TableCell200">
            <text:p text:style-name="Tabellenstil2"><text:span text:style-name="T201">Distanz</text:span></text:p>
          </table:table-cell>
        </table:table-row>
        <table:table-row table:style-name="TableRow202">
          <table:table-cell table:style-name="TableCell203">
            <text:p text:style-name="P204"/>
          </table:table-cell>
          <table:table-cell table:style-name="TableCell205">
            <text:p text:style-name="Tabellenstil2"><text:span text:style-name="T206">Router A</text:span></text:p>
          </table:table-cell>
          <table:table-cell table:style-name="TableCell207">
            <text:p text:style-name="Tabellenstil2"><text:span text:style-name="T208">von Router A</text:span></text:p>
          </table:table-cell>
          <table:table-cell table:style-name="TableCell209">
            <text:p text:style-name="Tabellenstil2"><text:span text:style-name="T210">Port Router B —&gt; Router A</text:span></text:p>
          </table:table-cell>
          <table:table-cell table:style-name="TableCell211">
            <text:p text:style-name="Tabellenstil2"><text:span text:style-name="T212">Distanz</text:span></text:p>
          </table:table-cell>
        </table:table-row>
        <table:table-row table:style-name="TableRow213">
          <table:table-cell table:style-name="TableCell214">
            <text:p text:style-name="P215"/>
          </table:table-cell>
          <table:table-cell table:style-name="TableCell216">
            <text:p text:style-name="Tabellenstil2"><text:span text:style-name="T217">Router C</text:span></text:p>
          </table:table-cell>
          <table:table-cell table:style-name="TableCell218">
            <text:p text:style-name="Tabellenstil2"><text:span text:style-name="T219">von Router C</text:span></text:p>
          </table:table-cell>
          <table:table-cell table:style-name="TableCell220">
            <text:p text:style-name="Tabellenstil2"><text:span text:style-name="T221">Port Router B —&gt; Router C</text:span></text:p>
          </table:table-cell>
          <table:table-cell table:style-name="TableCell222">
            <text:p text:style-name="Tabellenstil2"><text:span text:style-name="T223">Distanz</text:span></text:p>
          </table:table-cell>
        </table:table-row>
        <table:table-row table:style-name="TableRow224">
          <table:table-cell table:style-name="TableCell225">
            <text:p text:style-name="Tabellenstil1"><text:span text:style-name="T226">Router C</text:span></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
          </table:table-cell>
          <table:table-cell table:style-name="TableCell238">
            <text:p text:style-name="Tabellenstil2"><text:span text:style-name="T239">Netz C</text:span></text:p>
          </table:table-cell>
          <table:table-cell table:style-name="TableCell240">
            <text:p text:style-name="Tabellenstil2"><text:span text:style-name="T241">von Netz C</text:span></text:p>
          </table:table-cell>
          <table:table-cell table:style-name="TableCell242">
            <text:p text:style-name="Tabellenstil2"><text:span text:style-name="T243">Port Router C —&gt; Netz C</text:span></text:p>
          </table:table-cell>
          <table:table-cell table:style-name="TableCell244">
            <text:p text:style-name="Tabellenstil2"><text:span text:style-name="T245">Distanz</text:span></text:p>
          </table:table-cell>
        </table:table-row>
        <table:table-row table:style-name="TableRow246">
          <table:table-cell table:style-name="TableCell247">
            <text:p text:style-name="P248"/>
          </table:table-cell>
          <table:table-cell table:style-name="TableCell249">
            <text:p text:style-name="Tabellenstil2"><text:span text:style-name="T250">Router B</text:span></text:p>
          </table:table-cell>
          <table:table-cell table:style-name="TableCell251">
            <text:p text:style-name="Tabellenstil2"><text:span text:style-name="T252">von<text:s/></text:span><text:span text:style-name="T253">Router B</text:span></text:p>
          </table:table-cell>
          <table:table-cell table:style-name="TableCell254">
            <text:p text:style-name="Tabellenstil2"><text:span text:style-name="T255">Port Router C —&gt; Router B</text:span></text:p>
          </table:table-cell>
          <table:table-cell table:style-name="TableCell256">
            <text:p text:style-name="Tabellenstil2"><text:span text:style-name="T257">Distanz</text:span></text:p>
          </table:table-cell>
        </table:table-row>
        <table:table-row table:style-name="TableRow258">
          <table:table-cell table:style-name="TableCell259">
            <text:p text:style-name="P260"/>
          </table:table-cell>
          <table:table-cell table:style-name="TableCell261">
            <text:p text:style-name="Tabellenstil2"><text:span text:style-name="T262">Router D</text:span></text:p>
          </table:table-cell>
          <table:table-cell table:style-name="TableCell263">
            <text:p text:style-name="Tabellenstil2"><text:span text:style-name="T264">von Router D</text:span></text:p>
          </table:table-cell>
          <table:table-cell table:style-name="TableCell265">
            <text:p text:style-name="Tabellenstil2"><text:span text:style-name="T266">Port Router C —&gt; Router D</text:span></text:p>
          </table:table-cell>
          <table:table-cell table:style-name="TableCell267">
            <text:p text:style-name="Tabellenstil2"><text:span text:style-name="T268">Distanz</text:span></text:p>
          </table:table-cell>
        </table:table-row>
        <text:soft-page-break/>
        <table:table-row table:style-name="TableRow269">
          <table:table-cell table:style-name="TableCell270">
            <text:p text:style-name="Tabellenstil1"><text:span text:style-name="T271">Router D</text:span></text:p>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Tabellenstil2"><text:span text:style-name="T284">Netz D</text:span></text:p>
          </table:table-cell>
          <table:table-cell table:style-name="TableCell285">
            <text:p text:style-name="Tabellenstil2"><text:span text:style-name="T286">von Netz D</text:span></text:p>
          </table:table-cell>
          <table:table-cell table:style-name="TableCell287">
            <text:p text:style-name="Tabellenstil2"><text:span text:style-name="T288">Port Router D —&gt; Netz D</text:span></text:p>
          </table:table-cell>
          <table:table-cell table:style-name="TableCell289">
            <text:p text:style-name="Tabellenstil2"><text:span text:style-name="T290">Distanz</text:span></text:p>
          </table:table-cell>
        </table:table-row>
        <table:table-row table:style-name="TableRow291">
          <table:table-cell table:style-name="TableCell292">
            <text:p text:style-name="P293"/>
          </table:table-cell>
          <table:table-cell table:style-name="TableCell294">
            <text:p text:style-name="Tabellenstil2"><text:span text:style-name="T295">Router A</text:span></text:p>
          </table:table-cell>
          <table:table-cell table:style-name="TableCell296">
            <text:p text:style-name="Tabellenstil2"><text:span text:style-name="T297">von Router A</text:span></text:p>
          </table:table-cell>
          <table:table-cell table:style-name="TableCell298">
            <text:p text:style-name="Tabellenstil2"><text:span text:style-name="T299">Port Router D —&gt; Router A</text:span></text:p>
          </table:table-cell>
          <table:table-cell table:style-name="TableCell300">
            <text:p text:style-name="Tabellenstil2"><text:span text:style-name="T301">Distanz</text:span></text:p>
          </table:table-cell>
        </table:table-row>
        <table:table-row table:style-name="TableRow302">
          <table:table-cell table:style-name="TableCell303">
            <text:p text:style-name="P304"/>
          </table:table-cell>
          <table:table-cell table:style-name="TableCell305">
            <text:p text:style-name="Tabellenstil2"><text:span text:style-name="T306">Router C</text:span></text:p>
          </table:table-cell>
          <table:table-cell table:style-name="TableCell307">
            <text:p text:style-name="Tabellenstil2"><text:span text:style-name="T308">von Router C</text:span></text:p>
          </table:table-cell>
          <table:table-cell table:style-name="TableCell309">
            <text:p text:style-name="Tabellenstil2"><text:span text:style-name="T310">Port Router D —&gt; Router C</text:span></text:p>
          </table:table-cell>
          <table:table-cell table:style-name="TableCell311">
            <text:p text:style-name="Tabellenstil2"><text:span text:style-name="T312">Distanz</text:span></text:p>
          </table:table-cell>
        </table:table-row>
      </table:table>
      <text:p text:style-name="P313"/>
      <text:p text:style-name="P314">7. In der Praxis werden statt statischer Routen oft Routingprotokolle verwendet (RIP, OSPF, IS-IS, ...), um die Konfiguration der Router zu automatisieren. Sie tauschen sich selbstständig und regelmäßig mit ihren<text:s/>Nachbarn über die erreichbaren Netzwerke aus und berechnen ständig ihre Routen neu. Welche (zwei) Vor- und Nachteile sehen Sie beim statisches Routing im Vergleich zum dynamischen?</text:p>
      <text:p text:style-name="P315">Vorteil:</text:p>
      <text:list text:style-name="LFO1" text:continue-numbering="true">
        <text:list-item>
          <text:p text:style-name="P316">Schnellere Abarbeitung der Daten da Routen bekannt</text:p>
        </text:list-item>
        <text:list-item>
          <text:p text:style-name="P317">Keine zusätzliche Netzbelastung</text:p>
        </text:list-item>
      </text:list>
      <text:p text:style-name="P318">Nachteil:</text:p>
      <text:list text:style-name="LFO1" text:continue-numbering="true">
        <text:list-item>
          <text:p text:style-name="P319">Höherer Aufwand für die Konfiguration und Wartung</text:p>
        </text:list-item>
        <text:list-item>
          <text:p text:style-name="P320"><text:span text:style-name="T321">Ausfälle werden nicht erkan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FTT1200" svg:font-family="SFTT1200" style:font-family-generic="system"/>
    <style:font-face style:name="SFRM1200" svg:font-family="SFRM1200" style:font-family-generic="system"/>
    <style:font-face style:name="Arial Unicode MS" svg:font-family="Arial Unicode MS" style:font-family-generic="roman"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Tabellenstil1" style:display-name="Tabellenstil 1" style:family="paragraph">
      <style:paragraph-properties fo:border="0.0034in solid #FFFFFF" fo:padding="0.4305in" style:shadow="#000000 0.0034in 0.0034in" style:vertical-align="auto" fo:margin-bottom="0in" fo:line-height="100%"/>
      <style:text-properties style:font-name="Helvetica" style:font-name-asian="Helvetica" style:font-name-complex="Helvetica" fo:font-weight="bold" style:font-weight-asian="bold" style:font-weight-complex="bold" fo:color="#000000" fo:font-size="10pt" style:font-size-asian="10pt" style:font-size-complex="10pt" style:language-asian="de" style:country-asian="DE" fo:hyphenate="true"/>
    </style:style>
    <style:style style:name="Tabellenstil2" style:display-name="Tabellenstil 2" style:family="paragraph">
      <style:paragraph-properties fo:border="0.0034in solid #FFFFFF" fo:padding="0.4305in" style:shadow="#000000 0.0034in 0.0034in" style:vertical-align="auto" fo:margin-bottom="0in" fo:line-height="100%"/>
      <style:text-properties style:font-name="Helvetica" style:font-name-asian="Helvetica" style:font-name-complex="Helvetica" fo:color="#000000" fo:font-size="10pt" style:font-size-asian="10pt" style:font-size-complex="10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ydia Kaiser</meta:initial-creator>
    <dc:creator>Lydia Kaiser</dc:creator>
    <meta:creation-date>2019-06-06T12:45:00Z</meta:creation-date>
    <dc:date>2019-06-19T10:14:00Z</dc:date>
    <meta:template xlink:href="Normal" xlink:type="simple"/>
    <meta:editing-cycles>13</meta:editing-cycles>
    <meta:editing-duration>PT0S</meta:editing-duration>
    <meta:document-statistic meta:page-count="5" meta:paragraph-count="9" meta:word-count="637" meta:character-count="4646" meta:row-count="33" meta:non-whitespace-character-count="4018"/>
  </office:meta>
</office:document-meta>
</file>